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1" office:value-type="float" office:value="851" calcext:value-type="float">
            <text:p>85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number-columns-repeated="2"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1" office:value-type="float" office:value="19665" calcext:value-type="float">
            <text:p>19665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1" office:value-type="float" office:value="373" calcext:value-type="float">
            <text:p>3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4" table:style-name="ce7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eattle, W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hicago, IL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6" table:number-columns-repeated="8"/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empe, AZ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Toronto, ON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10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0"/>
          <table:table-cell table:number-columns-repeated="9"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1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ondon, ON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Los Angeles</text:p>
          </table:table-cell>
          <table:table-cell table:style-name="ce2" office:value-type="string" calcext:value-type="string">
            <text:p>US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7" office:value-type="float" office:value="34.0522" calcext:value-type="float">
            <text:p>34.0522</text:p>
          </table:table-cell>
          <table:table-cell table:style-name="ce7" office:value-type="float" office:value="-118.2437" calcext:value-type="float">
            <text:p>-118.2437</text:p>
          </table:table-cell>
          <table:table-cell table:style-name="ce1" table:number-columns-repeated="20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Santa Clara, CA</text:p>
          </table:table-cell>
          <table:table-cell table:style-name="ce2" office:value-type="string" calcext:value-type="string">
            <text:p>US</text:p>
          </table:table-cell>
          <table:table-cell table:style-name="ce4"/>
          <table:table-cell table:style-name="ce6" table:number-columns-repeated="3"/>
          <table:table-cell table:style-name="ce1" table:number-columns-repeated="21"/>
          <table:table-cell table:style-name="ce7" table:number-columns-repeated="2"/>
          <table:table-cell table:style-name="ce1" table:number-columns-repeated="2"/>
          <table:table-cell table:style-name="ce6"/>
          <table:table-cell table:style-name="ce1" table:number-columns-repeated="4"/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25"/>
          <table:table-cell table:number-columns-repeated="6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28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0" table:default-cell-style-name="Default"/>
        <table:table-column table:style-name="co7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1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1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1" table:number-columns-repeated="1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1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1" table:number-columns-repeated="16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1" table:number-columns-repeated="20"/>
          <table:table-cell table:style-name="ce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1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1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1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1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1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1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1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1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1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1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1" table:number-columns-repeated="20"/>
          <table:table-cell table:style-name="ce1"/>
          <table:table-cell table:style-name="ce2"/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1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1" table:number-columns-repeated="23"/>
          <table:table-cell table:number-columns-repeated="4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7"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1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1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1" table:number-columns-repeated="23"/>
          <table:table-cell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1-31T19:00:00" calcext:value-type="date">
            <text:p>1/31/2020 7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8"/>
          <table:table-cell table:number-columns-repeated="987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987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87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8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6.7783" calcext:value-type="float">
            <text:p>36.7783</text:p>
          </table:table-cell>
          <table:table-cell table:style-name="ce6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8" table:style-name="ce7" office:value-type="float" office:value="1" calcext:value-type="float">
            <text:p>1</text:p>
          </table:table-cell>
          <table:table-cell table:style-name="ce7"/>
          <table:table-cell table:number-columns-repeated="987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1" table:number-columns-repeated="32"/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Belgium</text:p>
          </table:table-cell>
          <table:table-cell table:style-name="ce5" office:value-type="date" office:date-value="2020-02-04" calcext:value-type="date">
            <text:p>2/4/2020</text:p>
          </table:table-cell>
          <table:table-cell table:style-name="ce1" office:value-type="float" office:value="50.5039" calcext:value-type="float">
            <text:p>50.5039</text:p>
          </table:table-cell>
          <table:table-cell table:style-name="ce1" office:value-type="float" office:value="4.4699" calcext:value-type="float">
            <text:p>4.469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dison, WI</text:p>
          </table:table-cell>
          <table:table-cell table:style-name="ce1" office:value-type="string" calcext:value-type="string">
            <text:p>US</text:p>
          </table:table-cell>
          <table:table-cell table:style-name="ce5" office:value-type="date" office:date-value="2020-02-05" calcext:value-type="date">
            <text:p>2/5/2020</text:p>
          </table:table-cell>
          <table:table-cell table:style-name="ce1" office:value-type="float" office:value="43.0731" calcext:value-type="float">
            <text:p>43.0731</text:p>
          </table:table-cell>
          <table:table-cell table:style-name="ce1" office:value-type="float" office:value="-89.4012" calcext:value-type="float">
            <text:p>-89.40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Others</text:p>
          </table:table-cell>
          <table:table-cell table:style-name="ce5" office:value-type="date" office:date-value="2020-02-07" calcext:value-type="date">
            <text:p>2/7/2020</text:p>
          </table:table-cell>
          <table:table-cell table:style-name="ce1" office:value-type="float" office:value="35.4437" calcext:value-type="float">
            <text:p>35.4437</text:p>
          </table:table-cell>
          <table:table-cell table:style-name="ce1" office:value-type="float" office:value="129.638" calcext:value-type="float">
            <text:p>129.638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44" meta:object-count="0"/>
    <meta:generator>LibreOfficeDev/6.0.5.2$Linux_X86_64 LibreOffice_project/</meta:generator>
  </office:meta>
</office:document-meta>
</file>